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5-18_20-32-06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5-18_20-20-29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5-18_19-54-34_000.jpg</text:p>
          </table:table-cell>
          <table:table-cell office:value-type="string">
            <text:p>:m 食べた物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5-18_18-43-01_000.jpg</text:p>
          </table:table-cell>
          <table:table-cell office:value-type="string">
            <text:p>:m other / 記録　文書 / @自室 / ストレッチ　メニュー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05-18_18-40-12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5-18_18-39-57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5-18_18-39-51_000.jpg</text:p>
          </table:table-cell>
          <table:table-cell office:value-type="string">
            <text:p>:m other / 記録　文書 / @自室 / ストレッチ / 足指グーパー、状況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8-05-18_18-13-54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05-18_17-31-28_000.jpg</text:p>
          </table:table-cell>
          <table:table-cell office:value-type="string">
            <text:p>:m 食べた物　間食 / ヨーグルト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05-18_16-54-12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05-18_16-52-46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05-18_16-46-41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05-18_14-01-51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8-05-18_13-30-04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05-18_13-26-09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8-05-18_13-16-46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8-05-18_13-09-52_000.jpg</text:p>
          </table:table-cell>
          <table:table-cell office:value-type="string">
            <text:p>:m 食べた物　間食 / ヨーグルト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05-18_12-42-51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05-18_12-25-04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8-05-18_12-16-33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8-05-18_12-02-44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05-18_11-59-59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8-05-18_11-57-12_000.jpg</text:p>
          </table:table-cell>
          <table:table-cell office:value-type="string">
            <text:p>:m 食べた物　間食 / 砂糖菓子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8-05-18_11-54-07_000.jpg</text:p>
          </table:table-cell>
          <table:table-cell office:value-type="string">
            <text:p>:m 食べた物　間食 / 砂糖菓子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8-05-18_11-16-34_000.jpg</text:p>
          </table:table-cell>
          <table:table-cell office:value-type="string">
            <text:p>:m 食べた物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2018-05-18_10-57-04_000.jpg</text:p>
          </table:table-cell>
          <table:table-cell office:value-type="string">
            <text:p>:m 1-2*3 RES / free# VX7GLZ 28#10.1 15 / physics / electromagnetism / eman / E→divE→ E→xrotE→ ∫[S]{T→・n→}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3"/>
        </table:table-row>
        <table:table-row table:style-name="ro1" table:number-rows-repeated="6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 table:number-rows-repeated="14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blank</text:p>
          </table:table-cell>
          <table:table-cell table:style-name="ce4" table:formula="of:=COUNTBLANK(data)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-*</text:p>
          </table:table-cell>
          <table:table-cell table:style-name="ce4" table:formula="of:=COUNTIF(data;&quot;-\*&quot;)" office:value-type="float" office:value="0">
            <text:p>0</text:p>
          </table:table-cell>
        </table:table-row>
      </table:table>
      <table:database-ranges>
        <table:database-range table:name="data" table:target-range-address="Sheet1.C2:Sheet1.C2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2018/05/18</text:date>, <text:time>20:5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8T20:53:30.03</dc:date>
    <dc:creator>iwabuchi ken</dc:creator>
    <meta:editing-duration>P1DT10H4M35S</meta:editing-duration>
    <meta:editing-cycles>696</meta:editing-cycles>
    <meta:document-statistic meta:table-count="1" meta:cell-count="85" meta:object-count="0"/>
  </office:meta>
</office:document-meta>
</file>